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903in" table:align="left"/>
    </style:style>
    <style:style style:name="Table1.A" style:family="table-column">
      <style:table-column-properties style:column-width="0.6764in"/>
    </style:style>
    <style:style style:name="Table1.B" style:family="table-column">
      <style:table-column-properties style:column-width="1.4611in"/>
    </style:style>
    <style:style style:name="Table1.C" style:family="table-column">
      <style:table-column-properties style:column-width="2.252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3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File Descriptors and System Calls</text:span></text:h>
      <text:h text:style-name="Heading_20_3" text:outline-level="3"><text:span text:style-name="Strong_20_Emphasis">1. File Descriptors</text:span></text:h>
      <text:list text:style-name="L1">
        <text:list-item>
          <text:p text:style-name="P5"><text:span text:style-name="Strong_20_Emphasis">Definition</text:span>: A file descriptor (FD) is an integer that identifies an open I/O stream like files, network connections, terminals, or pipes.</text:p>
        </text:list-item>
        <text:list-item>
          <text:p text:style-name="P5"><text:span text:style-name="Strong_20_Emphasis">File Descriptor Table</text:span>: It is an array of kernel objects where file descriptors are indexes.</text:p>
        </text:list-item>
        <text:list-item>
          <text:p text:style-name="P5"><text:span text:style-name="Strong_20_Emphasis">Components</text:span>:</text:p>
          <text:list>
            <text:list-item>
              <text:p text:style-name="P5"><text:span text:style-name="Strong_20_Emphasis">File Reference</text:span>: Path of the file, e.g., <text:span text:style-name="Source_20_Text">/home/example.txt</text:span>.</text:p>
            </text:list-item>
            <text:list-item>
              <text:p text:style-name="P5"><text:span text:style-name="Strong_20_Emphasis">File Position</text:span>: Offset in the file indicating the current position.</text:p>
            </text:list-item>
          </text:list>
        </text:list-item>
        <text:list-item>
          <text:p text:style-name="P5"><text:span text:style-name="Strong_20_Emphasis">Types of Files</text:span>:</text:p>
          <text:list>
            <text:list-item>
              <text:p text:style-name="P5"><text:span text:style-name="Strong_20_Emphasis">Seekable</text:span>: Position can be explicitly changed (e.g., disk files).</text:p>
            </text:list-item>
            <text:list-item>
              <text:p text:style-name="P4"><text:span text:style-name="Strong_20_Emphasis">Non-Seekable</text:span>: Position cannot be changed (e.g., pipes, terminals)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System Calls</text:span></text:h>
      <text:list text:style-name="L2">
        <text:list-item>
          <text:p text:style-name="P7"><text:span text:style-name="Strong_20_Emphasis">Definition</text:span>: A request made by a user program to the OS for performing privileged operations.</text:p>
        </text:list-item>
        <text:list-item>
          <text:p text:style-name="P7"><text:span text:style-name="Strong_20_Emphasis">Steps</text:span>:</text:p>
          <text:list>
            <text:list-item>
              <text:p text:style-name="P7">Save CPU state → Switch to kernel mode → Perform the operation → Return result to user space.</text:p>
            </text:list-item>
          </text:list>
        </text:list-item>
        <text:list-item>
          <text:p text:style-name="P6"><text:span text:style-name="Strong_20_Emphasis">Why Expensive?</text:span>: It involves context switching, state saving, and kernel intervention.</text:p>
        </text:list-item>
      </text:list>
      <text:p text:style-name="Horizontal_20_Line"/>
      <text:h text:style-name="Heading_20_3" text:outline-level="3"><text:span text:style-name="Strong_20_Emphasis">3. System Calls vs. Function Cal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Aspect</text:span></text:p>
            </table:table-cell>
            <table:table-cell table:style-name="Table1.A1" office:value-type="string">
              <text:p text:style-name="Table_20_Heading"><text:span text:style-name="Strong_20_Emphasis">Function Call</text:span></text:p>
            </table:table-cell>
            <table:table-cell table:style-name="Table1.A1" office:value-type="string">
              <text:p text:style-name="Table_20_Heading"><text:span text:style-name="Strong_20_Emphasis">System Call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omain</text:span></text:p>
          </table:table-cell>
          <table:table-cell table:style-name="Table1.A1" office:value-type="string">
            <text:p text:style-name="Table_20_Contents">User-level only</text:p>
          </table:table-cell>
          <table:table-cell table:style-name="Table1.A1" office:value-type="string">
            <text:p text:style-name="Table_20_Contents">Kernel-level interven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urity</text:span></text:p>
          </table:table-cell>
          <table:table-cell table:style-name="Table1.A1" office:value-type="string">
            <text:p text:style-name="Table_20_Contents">Trusted environment</text:p>
          </table:table-cell>
          <table:table-cell table:style-name="Table1.A1" office:value-type="string">
            <text:p text:style-name="Table_20_Contents">OS has super-privileg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eed</text:span></text:p>
          </table:table-cell>
          <table:table-cell table:style-name="Table1.A1" office:value-type="string">
            <text:p text:style-name="Table_20_Contents">Faster</text:p>
          </table:table-cell>
          <table:table-cell table:style-name="Table1.A1" office:value-type="string">
            <text:p text:style-name="Table_20_Contents">Slower due to context switching</text:p>
          </table:table-cell>
        </table:table-row>
      </table:table>
      <text:list text:style-name="L3">
        <text:list-item>
          <text:p text:style-name="P9"><text:span text:style-name="Strong_20_Emphasis">Example</text:span>:</text:p>
          <text:list>
            <text:list-item>
              <text:p text:style-name="P9">Function Call: <text:span text:style-name="Source_20_Text">fopen()</text:span></text:p>
            </text:list-item>
            <text:list-item>
              <text:p text:style-name="P8">System Call: <text:span text:style-name="Source_20_Text">open()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Sequence of a System Call</text:span></text:h>
      <text:list text:style-name="L4">
        <text:list-item>
          <text:p text:style-name="P11">Steps:</text:p>
          <text:list>
            <text:list-item>
              <text:p text:style-name="P11">Use a <text:span text:style-name="Strong_20_Emphasis">software interrupt</text:span> to switch to kernel mode.</text:p>
            </text:list-item>
            <text:list-item>
              <text:p text:style-name="P11">System call number (e.g., <text:span text:style-name="Source_20_Text">read()</text:span>) is placed in <text:span text:style-name="Strong_20_Emphasis">EAX register</text:span>.</text:p>
            </text:list-item>
            <text:list-item>
              <text:p text:style-name="P11">Kernel function performs the requested action.</text:p>
            </text:list-item>
            <text:list-item>
              <text:p text:style-name="P10">CPU restores state and returns control to the user program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5. Important System Calls</text:span></text:h>
      <text:list text:style-name="L5">
        <text:list-item>
          <text:p text:style-name="P13"><text:span text:style-name="Strong_20_Emphasis">File Management</text:span>: <text:span text:style-name="Source_20_Text">open()</text:span>, <text:span text:style-name="Source_20_Text">read()</text:span>, <text:span text:style-name="Source_20_Text">write()</text:span>, <text:span text:style-name="Source_20_Text">close()</text:span>, <text:span text:style-name="Source_20_Text">lseek()</text:span>.</text:p>
        </text:list-item>
        <text:list-item>
          <text:p text:style-name="P13"><text:span text:style-name="Strong_20_Emphasis">Process Management</text:span>: <text:span text:style-name="Source_20_Text">fork()</text:span>, <text:span text:style-name="Source_20_Text">exec()</text:span>, <text:span text:style-name="Source_20_Text">getpid()</text:span>.</text:p>
        </text:list-item>
        <text:list-item>
          <text:p text:style-name="P12"><text:span text:style-name="Strong_20_Emphasis">Advanced Calls</text:span>: <text:span text:style-name="Source_20_Text">pipe()</text:span>, <text:span text:style-name="Source_20_Text">dup()</text:span>, <text:span text:style-name="Source_20_Text">unlink()</text:span>.</text:p>
        </text:list-item>
      </text:list>
      <text:p text:style-name="Horizontal_20_Line"/>
      <text:h text:style-name="Heading_20_3" text:outline-level="3"><text:span text:style-name="Strong_20_Emphasis">6. Standard Input, Output, and Error</text:span></text:h>
      <text:list text:style-name="L6">
        <text:list-item>
          <text:p text:style-name="P15"><text:span text:style-name="Strong_20_Emphasis">FD 0</text:span>: Standard Input (stdin)</text:p>
        </text:list-item>
        <text:list-item>
          <text:p text:style-name="P15"><text:span text:style-name="Strong_20_Emphasis">FD 1</text:span>: Standard Output (stdout)</text:p>
        </text:list-item>
        <text:list-item>
          <text:p text:style-name="P14"><text:span text:style-name="Strong_20_Emphasis">FD 2</text:span>: Standard Error (stderr)</text:p>
        </text:list-item>
      </text:list>
      <text:p text:style-name="Horizontal_20_Line"/>
      <text:h text:style-name="Heading_20_3" text:outline-level="3"><text:span text:style-name="Strong_20_Emphasis">7. Example Code</text:span></text:h>
      <text:p text:style-name="Text_20_body"><text:span text:style-name="Strong_20_Emphasis">Open and Read a File:</text:span></text:p>
      <text:p text:style-name="Preformatted_20_Text">c</text:p>
      <text:p text:style-name="Preformatted_20_Text"/>
      <text:p text:style-name="P1"><text:span text:style-name="Source_20_Text">#include &lt;fcntl.h&gt;</text:span></text:p>
      <text:p text:style-name="P2"><text:span text:style-name="Source_20_Text">#include &lt;errno.h&gt;</text:span></text:p>
      <text:p text:style-name="P2"><text:span text:style-name="Source_20_Text">#include &lt;unistd.h&gt;</text:span></text:p>
      <text:p text:style-name="P2"><text:span text:style-name="Source_20_Text">#include &lt;stdio.h&gt;</text:span></text:p>
      <text:p text:style-name="P2"/>
      <text:p text:style-name="P2"><text:span text:style-name="Source_20_Text">int main() {</text:span></text:p>
      <text:p text:style-name="P2"><text:span text:style-name="Source_20_Text"><text:s text:c="4"/>int fd = open("file.txt", O_RDONLY);</text:span></text:p>
      <text:p text:style-name="P2"><text:span text:style-name="Source_20_Text"><text:s text:c="4"/>if (fd &lt; 0) { perror("Error"); return 1; }</text:span></text:p>
      <text:p text:style-name="P2"/>
      <text:p text:style-name="P2"><text:span text:style-name="Source_20_Text"><text:s text:c="4"/>char buffer[20];</text:span></text:p>
      <text:p text:style-name="P2"><text:span text:style-name="Source_20_Text"><text:s text:c="4"/>int sz = read(fd, buffer, 10);</text:span></text:p>
      <text:p text:style-name="P2"><text:span text:style-name="Source_20_Text"><text:s text:c="4"/>buffer[sz] = '\0'; // Null-terminate the string</text:span></text:p>
      <text:p text:style-name="P2"><text:span text:style-name="Source_20_Text"><text:s text:c="4"/>printf("Read: %s\n", buffer);</text:span></text:p>
      <text:p text:style-name="P2"/>
      <text:p text:style-name="P2"><text:span text:style-name="Source_20_Text"><text:s text:c="4"/>close(fd);</text:span></text:p>
      <text:p text:style-name="P2"><text:span text:style-name="Source_20_Text"><text:s text:c="4"/>return 0;</text:span></text:p>
      <text:p text:style-name="P3"><text:span text:style-name="Source_20_Text">}</text:span></text:p>
      <text:p text:style-name="Horizontal_20_Line"/>
      <text:h text:style-name="Heading_20_2" text:outline-level="2"><text:span text:style-name="Strong_20_Emphasis">Linux Device Drivers</text:span></text:h>
      <text:h text:style-name="Heading_20_3" text:outline-level="3"><text:span text:style-name="Strong_20_Emphasis">1. Device Drivers</text:span></text:h>
      <text:list text:style-name="L7">
        <text:list-item>
          <text:p text:style-name="P17"><text:span text:style-name="Strong_20_Emphasis">Definition</text:span>: Software that allows the OS to communicate with hardware devices.</text:p>
        </text:list-item>
        <text:list-item>
          <text:p text:style-name="P16"><text:span text:style-name="Strong_20_Emphasis">Main Role</text:span>: Translates user-level commands into hardware-specific operations.</text:p>
        </text:list-item>
      </text:list>
      <text:p text:style-name="Horizontal_20_Line"/>
      <text:h text:style-name="Heading_20_3" text:outline-level="3"><text:span text:style-name="Strong_20_Emphasis">2. Why Use Device Drivers?</text:span></text:h>
      <text:list text:style-name="L8">
        <text:list-item>
          <text:p text:style-name="P19">They act as <text:span text:style-name="Strong_20_Emphasis">interfaces</text:span> between:</text:p>
          <text:list>
            <text:list-item>
              <text:p text:style-name="P18"><text:span text:style-name="Strong_20_Emphasis">Applications</text:span> ↔ <text:span text:style-name="Strong_20_Emphasis">Operating System</text:span> ↔ <text:span text:style-name="Strong_20_Emphasis">Hardware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3. Classes of Device Drivers</text:span></text:h>
      <text:list text:style-name="L9">
        <text:list-item>
          <text:p text:style-name="P21"><text:span text:style-name="Strong_20_Emphasis">Character Devices</text:span>:</text:p>
          <text:list>
            <text:list-item>
              <text:p text:style-name="P21">Handle data <text:span text:style-name="Strong_20_Emphasis">one byte at a time</text:span>.</text:p>
            </text:list-item>
            <text:list-item>
              <text:p text:style-name="P21">Examples: <text:span text:style-name="Source_20_Text">/dev/tty</text:span> (terminal), <text:span text:style-name="Source_20_Text">/dev/console</text:span>.</text:p>
            </text:list-item>
          </text:list>
        </text:list-item>
        <text:list-item>
          <text:p text:style-name="P21"><text:span text:style-name="Strong_20_Emphasis">Block Devices</text:span>:</text:p>
          <text:list>
            <text:list-item>
              <text:p text:style-name="P21">Handle data in <text:span text:style-name="Strong_20_Emphasis">blocks</text:span> (512 bytes or larger).</text:p>
            </text:list-item>
            <text:list-item>
              <text:p text:style-name="P21">Examples: Hard disks, USB drives.</text:p>
            </text:list-item>
          </text:list>
        </text:list-item>
        <text:list-item>
          <text:p text:style-name="P21"><text:span text:style-name="Strong_20_Emphasis">Network Devices</text:span>:</text:p>
          <text:list>
            <text:list-item>
              <text:p text:style-name="P21">Transfer <text:span text:style-name="Strong_20_Emphasis">packets</text:span> of data.</text:p>
            </text:list-item>
            <text:list-item>
              <text:p text:style-name="P20">Example: Ethernet (<text:span text:style-name="Source_20_Text">eth0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Loading Device Drivers</text:span></text:h>
      <text:list text:style-name="L10">
        <text:list-item>
          <text:p text:style-name="P23"><text:span text:style-name="Strong_20_Emphasis">Kernel Modules</text:span>:</text:p>
          <text:list>
            <text:list-item>
              <text:p text:style-name="P23">Drivers can be loaded <text:span text:style-name="Strong_20_Emphasis">dynamically</text:span> into the kernel without recompiling.</text:p>
            </text:list-item>
            <text:list-item>
              <text:p text:style-name="P23">Commands:</text:p>
              <text:list>
                <text:list-item>
                  <text:p text:style-name="P23"><text:span text:style-name="Strong_20_Emphasis">Load Module</text:span>: <text:span text:style-name="Source_20_Text">insmod &lt;module&gt;</text:span></text:p>
                </text:list-item>
                <text:list-item>
                  <text:p text:style-name="P22"><text:span text:style-name="Strong_20_Emphasis">Remove Module</text:span>: <text:span text:style-name="Source_20_Text">rmmod &lt;module&gt;</text:span>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5. Writing a Simple Device Driver</text:span></text:h>
      <text:p text:style-name="Text_20_body"><text:span text:style-name="Strong_20_Emphasis">Hello World Driver Example</text:span>:</text:p>
      <text:p text:style-name="Preformatted_20_Text">c</text:p>
      <text:p text:style-name="Preformatted_20_Text"/>
      <text:p text:style-name="P1"><text:span text:style-name="Source_20_Text">#include &lt;linux/module.h&gt;</text:span></text:p>
      <text:p text:style-name="P2"><text:span text:style-name="Source_20_Text">#include &lt;linux/kernel.h&gt;</text:span></text:p>
      <text:p text:style-name="P2"><text:span text:style-name="Source_20_Text">#include &lt;linux/init.h&gt;</text:span></text:p>
      <text:p text:style-name="P2"/>
      <text:p text:style-name="P2"><text:span text:style-name="Source_20_Text">MODULE_LICENSE("GPL");</text:span></text:p>
      <text:p text:style-name="P2"/>
      <text:p text:style-name="P2"><text:span text:style-name="Source_20_Text">static int __init hello_init(void) {</text:span></text:p>
      <text:p text:style-name="P2"><text:span text:style-name="Source_20_Text"><text:s text:c="4"/>printk(KERN_INFO "Hello, world\n");</text:span></text:p>
      <text:p text:style-name="P2"><text:span text:style-name="Source_20_Text"><text:s text:c="4"/>return 0;</text:span></text:p>
      <text:p text:style-name="P2"><text:span text:style-name="Source_20_Text">}</text:span></text:p>
      <text:p text:style-name="P2"/>
      <text:p text:style-name="P2"><text:span text:style-name="Source_20_Text">static void __exit hello_exit(void) {</text:span></text:p>
      <text:p text:style-name="P2"><text:span text:style-name="Source_20_Text"><text:s text:c="4"/>printk(KERN_INFO "Goodbye, world\n");</text:span></text:p>
      <text:p text:style-name="P2"><text:span text:style-name="Source_20_Text">}</text:span></text:p>
      <text:p text:style-name="P2"/>
      <text:p text:style-name="P2"><text:span text:style-name="Source_20_Text">module_init(hello_init);</text:span></text:p>
      <text:p text:style-name="P3"><text:span text:style-name="Source_20_Text">module_exit(hello_exit);</text:span></text:p>
      <text:list text:style-name="L11">
        <text:list-item>
          <text:p text:style-name="P25"><text:span text:style-name="Strong_20_Emphasis">Commands</text:span>:</text:p>
          <text:list>
            <text:list-item>
              <text:p text:style-name="P25">Compile with <text:span text:style-name="Source_20_Text">make</text:span>.</text:p>
            </text:list-item>
            <text:list-item>
              <text:p text:style-name="P25">Load module: <text:span text:style-name="Source_20_Text">insmod hello.ko</text:span>.</text:p>
            </text:list-item>
            <text:list-item>
              <text:p text:style-name="P24">Remove module: <text:span text:style-name="Source_20_Text">rmmod hello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6. Security Concerns</text:span></text:h>
      <text:list text:style-name="L12">
        <text:list-item>
          <text:p text:style-name="P27"><text:span text:style-name="Strong_20_Emphasis">Buffer Overflow</text:span>: Ensure memory is not overwritten.</text:p>
        </text:list-item>
        <text:list-item>
          <text:p text:style-name="P27"><text:span text:style-name="Strong_20_Emphasis">Privilege Restriction</text:span>: Only root users can load modules.</text:p>
        </text:list-item>
        <text:list-item>
          <text:p text:style-name="P26"><text:span text:style-name="Strong_20_Emphasis">Uninitialized Memory</text:span>: Zero out kernel memory before exposing it to user space.</text:p>
        </text:list-item>
      </text:list>
      <text:p text:style-name="Horizontal_20_Line"/>
      <text:h text:style-name="Heading_20_3" text:outline-level="3"><text:span text:style-name="Strong_20_Emphasis">7. Device Management</text:span></text:h>
      <text:list text:style-name="L13">
        <text:list-item>
          <text:p text:style-name="P29"><text:span text:style-name="Strong_20_Emphasis">Inserting Driver</text:span>:</text:p>
          <text:list>
            <text:list-item>
              <text:p text:style-name="P29">Previously: Kernel had to be <text:span text:style-name="Strong_20_Emphasis">recompiled</text:span>.</text:p>
            </text:list-item>
            <text:list-item>
              <text:p text:style-name="P28">Now: Use <text:span text:style-name="Strong_20_Emphasis">runtime modules</text:span> (simpler and efficient)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Important System Calls</text:span></text:h>
      <text:list text:style-name="L14">
        <text:list-item>
          <text:p text:style-name="P31"><text:span text:style-name="Strong_20_Emphasis">File System</text:span>:</text:p>
          <text:list>
            <text:list-item>
              <text:p text:style-name="P31"><text:span text:style-name="Source_20_Text">open()</text:span>, <text:span text:style-name="Source_20_Text">read()</text:span>, <text:span text:style-name="Source_20_Text">write()</text:span>, <text:span text:style-name="Source_20_Text">close()</text:span>.</text:p>
            </text:list-item>
          </text:list>
        </text:list-item>
        <text:list-item>
          <text:p text:style-name="P31"><text:span text:style-name="Strong_20_Emphasis">Device Control</text:span>:</text:p>
          <text:list>
            <text:list-item>
              <text:p text:style-name="P30">Uses ioctl system calls for custom device managem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1:24:36.724236308</meta:creation-date>
    <dc:date>2024-12-18T01:27:54.761911655</dc:date>
    <meta:editing-duration>PT3M18S</meta:editing-duration>
    <meta:editing-cycles>1</meta:editing-cycles>
    <meta:document-statistic meta:table-count="1" meta:image-count="0" meta:object-count="0" meta:page-count="4" meta:paragraph-count="118" meta:word-count="593" meta:character-count="3752" meta:non-whitespace-character-count="3291"/>
    <meta:generator>LibreOffice/24.2.5.2$Linux_X86_64 LibreOffice_project/420$Build-2</meta:generator>
  </office:meta>
</office:document-meta>
</file>